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Таблица1" style:family="table">
      <style:table-properties style:width="3.281cm" fo:margin-left="-0.206cm" fo:margin-top="0cm" fo:margin-bottom="0cm" table:align="left"/>
    </style:style>
    <style:style style:name="Таблица1.A" style:family="table-column">
      <style:table-column-properties style:column-width="3.28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</style:style>
    <style:style style:name="P2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fo:text-align="center" style:justify-single-word="false" style:page-number="1" fo:background-color="#ffffff" fo:padding="0cm" fo:border="none"/>
    </style:style>
    <style:style style:name="P3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</style:style>
    <style:style style:name="P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</style:style>
    <style:style style:name="P5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 fo:padding="0cm" fo:border="none"/>
    </style:style>
    <style:style style:name="P7" style:family="paragraph">
      <loext:graphic-properties draw:fill="solid" draw:fill-color="#ffffff"/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/>
    </style:style>
    <style:style style:name="P11" style:family="paragraph">
      <loext:graphic-properties draw:fill="solid" draw:fill-color="#f3f3f3"/>
      <style:paragraph-properties fo:text-align="start"/>
    </style:style>
    <style:style style:name="P12" style:family="paragraph">
      <loext:graphic-properties draw:fill="solid" draw:fill-color="#d9d9d9"/>
      <style:paragraph-properties fo:margin-top="0cm" fo:margin-bottom="0cm" fo:line-height="100%" fo:text-align="start"/>
    </style:style>
    <style:style style:name="P13" style:family="paragraph">
      <loext:graphic-properties draw:fill="solid" draw:fill-color="#ffffff"/>
      <style:paragraph-properties fo:margin-top="0cm" fo:margin-bottom="0cm" fo:line-height="100%" fo:text-align="start"/>
    </style:style>
    <style:style style:name="P14" style:family="paragraph">
      <style:paragraph-properties fo:margin-top="0cm" fo:margin-bottom="0.212cm" fo:line-height="114%" fo:text-align="start"/>
    </style:style>
    <style:style style:name="P15" style:family="paragraph">
      <loext:graphic-properties draw:fill="none"/>
      <style:paragraph-properties fo:margin-top="0cm" fo:margin-bottom="0.212cm" fo:line-height="114%" fo:text-align="start"/>
    </style:style>
    <style:style style:name="P16" style:family="paragraph">
      <loext:graphic-properties draw:fill="solid" draw:fill-color="#000000"/>
      <style:paragraph-properties fo:text-align="start"/>
    </style:style>
    <style:style style:name="P17" style:family="paragraph">
      <loext:graphic-properties draw:fill="solid" draw:fill-color="#d9d9d9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non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6.636cm" fo:min-width="16.004cm" fo:padding-top="0.254cm" fo:padding-bottom="0.254cm" fo:padding-left="0.254cm" fo:padding-right="0.254cm" fo:wrap-option="wrap" style:run-through="foreground"/>
    </style:style>
    <style:style style:name="gr3" style:family="graphic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15.977cm" fo:padding-top="0.254cm" fo:padding-bottom="0.254cm" fo:padding-left="0.254cm" fo:padding-right="0.254cm" fo:wrap-option="wrap" style:run-through="foreground"/>
    </style:style>
    <style:style style:name="gr4" style:family="graphic">
      <style:graphic-properties draw:stroke="solid" svg:stroke-width="0.053cm" svg:stroke-color="#000000" draw:stroke-linejoin="round" draw:fill="none" draw:textarea-vertical-align="middle" draw:auto-grow-height="false" draw:fit-to-size="false" fo:min-height="6.63cm" fo:min-width="0cm" fo:padding-top="0.254cm" fo:padding-bottom="0.254cm" fo:padding-left="0.254cm" fo:padding-right="0.254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fo:min-height="0.351cm" fo:min-width="1.136cm" fo:padding-top="0.254cm" fo:padding-bottom="0.254cm" fo:padding-left="0.254cm" fo:padding-right="0.254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fo:min-height="0.351cm" fo:min-width="1.461cm" fo:padding-top="0.254cm" fo:padding-bottom="0.254cm" fo:padding-left="0.254cm" fo:padding-right="0.254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fo:min-height="0.351cm" fo:min-width="1.462cm" fo:padding-top="0.254cm" fo:padding-bottom="0.254cm" fo:padding-left="0.254cm" fo:padding-right="0.254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0.351cm" fo:min-width="1.907cm" fo:padding-top="0.254cm" fo:padding-bottom="0.254cm" fo:padding-left="0.254cm" fo:padding-right="0.254cm" fo:wrap-option="wrap" style:run-through="foreground"/>
    </style:style>
    <style:style style:name="gr9" style:family="graphic">
      <style:graphic-properties draw:stroke="solid" svg:stroke-width="0.053cm" svg:stroke-color="#000000" draw:stroke-linejoin="round" draw:fill="solid" draw:fill-color="#f3f3f3" draw:textarea-vertical-align="middle" draw:auto-grow-height="false" draw:fit-to-size="false" fo:min-height="0.351cm" fo:min-width="4.957cm" fo:padding-top="0.254cm" fo:padding-bottom="0.254cm" fo:padding-left="0.254cm" fo:padding-right="0.254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fo:min-height="0.351cm" fo:min-width="1.344cm" fo:padding-top="0.254cm" fo:padding-bottom="0.254cm" fo:padding-left="0.254cm" fo:padding-right="0.254cm" fo:wrap-option="wrap" style:run-through="foreground"/>
    </style:style>
    <style:style style:name="gr11" style:family="graphic">
      <style:graphic-properties draw:stroke="solid" svg:stroke-width="0.053cm" svg:stroke-color="#000000" draw:stroke-linejoin="round" draw:fill="solid" draw:fill-color="#d9d9d9" draw:textarea-vertical-align="middle" draw:auto-grow-height="false" draw:fit-to-size="false" fo:min-height="0.351cm" fo:min-width="0.649cm" fo:padding-top="0.254cm" fo:padding-bottom="0.254cm" fo:padding-left="0.254cm" fo:padding-right="0.254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fo:min-height="0.953cm" fo:min-width="2.775cm" fo:padding-top="0.254cm" fo:padding-bottom="0.254cm" fo:padding-left="0.254cm" fo:padding-right="0.254cm" fo:wrap-option="wrap"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fo:min-height="0.42cm" fo:min-width="2.081cm" fo:padding-top="0.254cm" fo:padding-bottom="0.254cm" fo:padding-left="0.254cm" fo:padding-right="0.254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fo:min-height="0.42cm" fo:min-width="1.909cm" fo:padding-top="0.254cm" fo:padding-bottom="0.254cm" fo:padding-left="0.254cm" fo:padding-right="0.254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fo:min-height="0.42cm" fo:min-width="1.136cm" fo:padding-top="0.254cm" fo:padding-bottom="0.254cm" fo:padding-left="0.254cm" fo:padding-right="0.254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fo:min-height="0.351cm" fo:min-width="0.997cm" fo:padding-top="0.254cm" fo:padding-bottom="0.254cm" fo:padding-left="0.254cm" fo:padding-right="0.254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fo:min-height="0.42cm" fo:min-width="0.649cm" fo:padding-top="0.254cm" fo:padding-bottom="0.254cm" fo:padding-left="0.254cm" fo:padding-right="0.254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fo:min-height="0.42cm" fo:min-width="2.247cm" fo:padding-top="0.254cm" fo:padding-bottom="0.254cm" fo:padding-left="0.254cm" fo:padding-right="0.254cm" fo:wrap-option="wrap" style:run-through="foreground"/>
    </style:style>
    <style:style style:name="gr19" style:family="graphic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15.931cm" fo:padding-top="0.254cm" fo:padding-bottom="0.254cm" fo:padding-left="0.254cm" fo:padding-right="0.254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fo:min-height="0.42cm" fo:min-width="1.462cm" fo:padding-top="0.254cm" fo:padding-bottom="0.254cm" fo:padding-left="0.254cm" fo:padding-right="0.254cm" fo:wrap-option="wrap" style:run-through="foreground"/>
    </style:style>
    <style:style style:name="gr21" style:family="graphic">
      <style:graphic-properties draw:stroke="none" svg:stroke-width="0cm" draw:fill="solid" draw:fill-color="#ffffff" draw:textarea-vertical-align="top" draw:auto-grow-height="false" draw:fit-to-size="false" fo:min-height="0.353cm" fo:min-width="2.656cm" fo:padding-top="0.254cm" fo:padding-bottom="0.254cm" fo:padding-left="0.254cm" fo:padding-right="0.254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fo:min-height="0.422cm" fo:min-width="2.081cm" fo:padding-top="0.254cm" fo:padding-bottom="0.254cm" fo:padding-left="0.254cm" fo:padding-right="0.254cm" fo:wrap-option="wrap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fo:min-height="0.42cm" fo:min-width="2.29cm" fo:padding-top="0.254cm" fo:padding-bottom="0.254cm" fo:padding-left="0.254cm" fo:padding-right="0.254cm" fo:wrap-option="wrap" style:run-through="foreground"/>
    </style:style>
    <style:style style:name="gr24" style:family="graphic">
      <style:graphic-properties draw:stroke="none" svg:stroke-width="0cm" draw:fill="none" draw:textarea-vertical-align="top" draw:auto-grow-height="false" draw:fit-to-size="false" fo:min-height="0.422cm" fo:min-width="1.136cm" fo:padding-top="0.254cm" fo:padding-bottom="0.254cm" fo:padding-left="0.254cm" fo:padding-right="0.254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fo:min-height="0.422cm" fo:min-width="0.649cm" fo:padding-top="0.254cm" fo:padding-bottom="0.254cm" fo:padding-left="0.254cm" fo:padding-right="0.254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fo:min-height="0.422cm" fo:min-width="2.247cm" fo:padding-top="0.254cm" fo:padding-bottom="0.254cm" fo:padding-left="0.254cm" fo:padding-right="0.254cm" fo:wrap-option="wrap" style:run-through="foreground"/>
    </style:style>
    <style:style style:name="gr27" style:family="graphic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 style:run-through="foreground"/>
    </style:style>
    <style:style style:name="gr28" style:family="graphic">
      <style:graphic-properties draw:stroke="solid" svg:stroke-width="0.053cm" svg:stroke-color="#000000" draw:stroke-linejoin="round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 style:run-through="foreground"/>
    </style:style>
    <style:style style:name="gr29" style:family="graphic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 style:run-through="foreground"/>
    </style:style>
    <style:style style:name="gr30" style:family="graphic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 style:run-through="foreground"/>
    </style:style>
    <style:style style:name="gr31" style:family="graphic">
      <style:graphic-properties draw:stroke="solid" svg:stroke-width="0.053cm" svg:stroke-color="#000000" draw:stroke-linejoin="round" draw:fill="solid" draw:fill-color="#d9d9d9" draw:textarea-vertical-align="middle" draw:auto-grow-height="false" draw:fit-to-size="false" fo:min-height="2.808cm" fo:min-width="2.247cm" fo:padding-top="0.254cm" fo:padding-bottom="0.254cm" fo:padding-left="0.254cm" fo:padding-right="0.254cm" fo:wrap-option="wrap" style:run-through="foreground"/>
    </style:style>
    <style:style style:name="gr32" style:family="graphic">
      <style:graphic-properties draw:stroke="solid" svg:stroke-width="0.053cm" svg:stroke-color="#000000" draw:stroke-linejoin="round" draw:fill="none" draw:textarea-vertical-align="middle" draw:auto-grow-height="false" draw:fit-to-size="false" fo:min-height="2.783cm" fo:min-width="2.2cm" fo:padding-top="0.254cm" fo:padding-bottom="0.254cm" fo:padding-left="0.254cm" fo:padding-right="0.254cm" fo:wrap-option="wrap" style:run-through="foreground"/>
    </style:style>
    <style:style style:name="gr33" style:family="graphic">
      <style:graphic-properties draw:stroke="solid" svg:stroke-width="0.053cm" svg:stroke-color="#000000" draw:stroke-linejoin="round" draw:fill="none" draw:textarea-vertical-align="middle" draw:auto-grow-height="false" draw:fit-to-size="false" fo:min-height="2.715cm" fo:min-width="2.177cm" fo:padding-top="0.254cm" fo:padding-bottom="0.254cm" fo:padding-left="0.254cm" fo:padding-right="0.254cm" fo:wrap-option="wrap" style:run-through="foreground"/>
    </style:style>
    <style:style style:name="gr34" style:family="graphic">
      <style:graphic-properties draw:stroke="none" svg:stroke-width="0cm" draw:fill="solid" draw:fill-color="#d9d9d9" draw:textarea-vertical-align="top" draw:auto-grow-height="false" draw:fit-to-size="false" fo:min-height="0.42cm" fo:min-width="1.461cm" fo:padding-top="0.254cm" fo:padding-bottom="0.254cm" fo:padding-left="0.254cm" fo:padding-right="0.254cm" fo:wrap-option="wrap" style:run-through="foreground"/>
    </style:style>
    <style:style style:name="gr35" style:family="graphic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cm" fo:min-width="0.344cm" fo:padding-top="0.254cm" fo:padding-bottom="0.254cm" fo:padding-left="0.254cm" fo:padding-right="0.254cm" fo:wrap-option="wrap" style:run-through="foreground"/>
    </style:style>
    <style:style style:name="gr36" style:family="graphic">
      <style:graphic-properties draw:stroke="solid" svg:stroke-width="0.026cm" svg:stroke-color="#000000" draw:marker-start="msArrowDiamondEnd_20_9" draw:marker-start-width="0.349cm" draw:marker-start-center="true" draw:marker-end="msArrowOvalEnd_20_9" draw:marker-end-width="0.349cm" draw:marker-end-center="true" draw:stroke-linejoin="round" draw:fill="none" draw:textarea-vertical-align="middle" draw:auto-grow-height="false" draw:fit-to-size="false" fo:min-height="0.023cm" fo:min-width="0cm" fo:padding-top="0.254cm" fo:padding-bottom="0.254cm" fo:padding-left="0.254cm" fo:padding-right="0.254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HP Test v0.1</text:span></text:p>
      <text:p text:style-name="P1"/>
      <text:list xml:id="list8658098667518227934" text:style-name="WWNum3">
        <text:list-item>
          <text:p text:style-name="P3">Create database tables (books, authors, genres) and relations for online bookshelf using the following attributes:</text:p>
        </text:list-item>
      </text:list>
      <text:p text:style-name="P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6">Title</text:p>
          </table:table-cell>
        </table:table-row>
        <table:table-row table:style-name="Таблица1.1">
          <table:table-cell table:style-name="Таблица1.A1" office:value-type="string">
            <text:p text:style-name="P6">Author</text:p>
          </table:table-cell>
        </table:table-row>
        <table:table-row table:style-name="Таблица1.1">
          <table:table-cell table:style-name="Таблица1.A1" office:value-type="string">
            <text:p text:style-name="P6">Genre</text:p>
          </table:table-cell>
        </table:table-row>
        <table:table-row table:style-name="Таблица1.1">
          <table:table-cell table:style-name="Таблица1.A1" office:value-type="string">
            <text:p text:style-name="P6">Language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Publication date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ISBN number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3">Image</text:span></text:p>
          </table:table-cell>
        </table:table-row>
      </table:table>
      <text:p text:style-name="P1"/>
      <text:list xml:id="list1484569702254002885" text:style-name="WWNum1">
        <text:list-item>
          <text:p text:style-name="P4">Write code for handling ‘create’, ‘edit’, ‘list’ and ‘detail’ modes using MVC pattern. List view must be introduced as shown in the figure below: row items color must change when hovering a mouse over the row, pen icon must be displayed next to the title and image must appear (if available) to the lower right of the mouse cursor.</text:p>
        </text:list-item>
      </text:list>
      <text:p text:style-name="P1"/>
      <text:p text:style-name="P1"><draw:g text:anchor-type="as-char" svg:y="0cm" draw:z-index="0" draw:style-name="gr1"><draw:custom-shape draw:style-name="gr2" draw:text-style-name="P7" svg:width="16.511cm" svg:height="7.143cm" svg:x="0cm" svg:y="1.281cm"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8" svg:width="16.486cm" svg:height="0.003cm" svg:x="0.012cm" svg:y="2.487cm"><text:p/><draw:enhanced-geometry draw:mirror-horizontal="false" draw:mirror-vertical="false" svg:viewBox="0 0 21600 21600" draw:type="mso-spt32" draw:enhanced-path="M 0 0 L 21600 21600 N"/></draw:custom-shape><draw:custom-shape draw:style-name="gr4" draw:text-style-name="P8" svg:width="0.003cm" svg:height="7.139cm" svg:x="3.463cm" svg:y="1.296cm"><text:p/><draw:enhanced-geometry draw:mirror-horizontal="false" draw:mirror-vertical="false" svg:viewBox="0 0 21600 21600" draw:type="mso-spt32" draw:enhanced-path="M 0 0 L 21600 21600 N"/></draw:custom-shape><draw:custom-shape draw:style-name="gr5" draw:text-style-name="P10" svg:width="1.643cm" svg:height="0.858cm" svg:x="0.637cm" svg:y="1.49cm"><text:p text:style-name="P9"><text:span text:style-name="T5">Titl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8" svg:width="0.003cm" svg:height="7.139cm" svg:x="6.033cm" svg:y="1.296cm"><text:p/><draw:enhanced-geometry draw:mirror-horizontal="false" draw:mirror-vertical="false" svg:viewBox="0 0 21600 21600" draw:type="mso-spt32" draw:enhanced-path="M 0 0 L 21600 21600 N"/></draw:custom-shape><draw:custom-shape draw:style-name="gr6" draw:text-style-name="P10" svg:width="1.968cm" svg:height="0.858cm" svg:x="3.856cm" svg:y="1.49cm"><text:p text:style-name="P9"><text:span text:style-name="T5">Auth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8" svg:width="0.003cm" svg:height="7.139cm" svg:x="8.696cm" svg:y="1.296cm"><text:p/><draw:enhanced-geometry draw:mirror-horizontal="false" draw:mirror-vertical="false" svg:viewBox="0 0 21600 21600" draw:type="mso-spt32" draw:enhanced-path="M 0 0 L 21600 21600 N"/></draw:custom-shape><draw:custom-shape draw:style-name="gr7" draw:text-style-name="P10" svg:width="1.969cm" svg:height="0.858cm" svg:x="6.472cm" svg:y="1.49cm"><text:p text:style-name="P9"><text:span text:style-name="T5">Gen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8" svg:width="0.003cm" svg:height="7.139cm" svg:x="11.151cm" svg:y="1.296cm"><text:p/><draw:enhanced-geometry draw:mirror-horizontal="false" draw:mirror-vertical="false" svg:viewBox="0 0 21600 21600" draw:type="mso-spt32" draw:enhanced-path="M 0 0 L 21600 21600 N"/></draw:custom-shape><draw:custom-shape draw:style-name="gr8" draw:text-style-name="P10" svg:width="2.414cm" svg:height="0.858cm" svg:x="8.715cm" svg:y="1.49cm"><text:p text:style-name="P9"><text:span text:style-name="T5">Language</text:span></text:p><text:p text:style-name="P9"><text:span text:style-name="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1" svg:width="5.464cm" svg:height="0.858cm" svg:x="0.012cm" svg:y="0.168cm"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10" svg:width="1.851cm" svg:height="0.858cm" svg:x="0.012cm" svg:y="0.168cm"><text:p text:style-name="P9"><text:span text:style-name="T5">Searc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12" svg:width="1.156cm" svg:height="0.858cm" svg:x="5.708cm" svg:y="0.168cm"><text:p text:style-name="P9"><text:span text:style-name="T5">G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10" svg:width="3.282cm" svg:height="1.46cm" svg:x="0.127cm" svg:y="2.626cm"><text:p text:style-name="P9"><text:span text:style-name="T6">PHP and MySQL Web Development (4th Edition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10" svg:width="2.588cm" svg:height="0.927cm" svg:x="3.448cm" svg:y="2.979cm"><text:p text:style-name="P9"><text:span text:style-name="T7">Luke Welling, Laura Thoms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4" draw:text-style-name="P10" svg:width="2.416cm" svg:height="0.927cm" svg:x="6.089cm" svg:y="2.979cm"><text:p text:style-name="P9"><text:span text:style-name="T7">Programming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10" svg:width="1.643cm" svg:height="0.927cm" svg:x="9.036cm" svg:y="2.979cm"><text:p text:style-name="P9"><text:span text:style-name="T8">Englis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8" svg:width="0.003cm" svg:height="7.139cm" svg:x="13.397cm" svg:y="1.3cm"><text:p/><draw:enhanced-geometry draw:mirror-horizontal="false" draw:mirror-vertical="false" svg:viewBox="0 0 21600 21600" draw:type="mso-spt32" draw:enhanced-path="M 0 0 L 21600 21600 N"/></draw:custom-shape><draw:custom-shape draw:style-name="gr16" draw:text-style-name="P10" svg:width="1.504cm" svg:height="0.858cm" svg:x="11.522cm" svg:y="1.49cm"><text:p text:style-name="P9"><text:span text:style-name="T5">Date</text:span></text:p><text:p text:style-name="P9"><text:span text:style-name="T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10" svg:width="1.643cm" svg:height="0.927cm" svg:x="14.208cm" svg:y="1.455cm"><text:p text:style-name="P9"><text:span text:style-name="T5">ISB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10" svg:width="1.156cm" svg:height="0.927cm" svg:x="11.629cm" svg:y="2.979cm"><text:p text:style-name="P9"><text:span text:style-name="T8">2008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10" svg:width="2.754cm" svg:height="0.927cm" svg:x="13.54cm" svg:y="2.946cm"><text:p text:style-name="P9"><text:span text:style-name="T8">978-067232916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9" draw:text-style-name="P8" svg:width="16.44cm" svg:height="0.003cm" svg:x="0.035cm" svg:y="4.366cm"><text:p/><draw:enhanced-geometry draw:mirror-horizontal="false" draw:mirror-vertical="false" svg:viewBox="0 0 21600 21600" draw:type="mso-spt32" draw:enhanced-path="M 0 0 L 21600 21600 N"/></draw:custom-shape><draw:custom-shape draw:style-name="gr20" draw:text-style-name="P10" svg:width="1.969cm" svg:height="0.927cm" svg:x="7.271cm" svg:y="8.934cm"><text:p text:style-name="P9"><text:span text:style-name="T5">1 2 3 &gt;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1" draw:text-style-name="P13" svg:width="3.163cm" svg:height="0.86cm" svg:x="0.166cm" svg:y="4.898cm"><text:p text:style-name="P9"><text:span text:style-name="T9">Le Petit Princ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10" svg:width="2.588cm" svg:height="0.929cm" svg:x="3.463cm" svg:y="4.907cm"><text:p text:style-name="P9"><text:span text:style-name="T10">Antoine de Saint-Exupér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3" draw:text-style-name="P10" svg:width="2.797cm" svg:height="0.927cm" svg:x="6.098cm" svg:y="4.967cm"><text:p text:style-name="P9"><text:span text:style-name="T10">Children's Book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10" svg:width="1.643cm" svg:height="0.929cm" svg:x="9.051cm" svg:y="4.907cm"><text:p text:style-name="P9"><text:span text:style-name="T10">Frenc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5" draw:text-style-name="P10" svg:width="1.156cm" svg:height="0.929cm" svg:x="11.643cm" svg:y="4.907cm"><text:p text:style-name="P9"><text:span text:style-name="T10">200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6" draw:text-style-name="P10" svg:width="2.754cm" svg:height="0.929cm" svg:x="13.554cm" svg:y="4.872cm"><text:p text:style-name="P9"><text:span text:style-name="T10">978-0156013987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9" draw:text-style-name="P8" svg:width="16.44cm" svg:height="0.003cm" svg:x="0.035cm" svg:y="6.292cm"><text:p/><draw:enhanced-geometry draw:mirror-horizontal="false" draw:mirror-vertical="false" svg:viewBox="0 0 21600 21600" draw:type="mso-spt32" draw:enhanced-path="M 0 0 L 21600 21600 N"/></draw:custom-shape><draw:custom-shape draw:style-name="gr12" draw:text-style-name="P15" svg:width="3.282cm" svg:height="1.46cm" svg:x="0.178cm" svg:y="6.509cm"><text:p text:style-name="P14"><text:span text:style-name="T6">JavaScript &amp; jQuery: The Missing Manual</text:span></text:p><text:p text:style-name="P9"><text:span text:style-name="T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10" svg:width="2.588cm" svg:height="0.927cm" svg:x="3.487cm" svg:y="6.793cm"><text:p text:style-name="P9"><text:span text:style-name="T7">David Sawyer McFarlan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4" draw:text-style-name="P10" svg:width="2.416cm" svg:height="0.927cm" svg:x="6.128cm" svg:y="6.793cm"><text:p text:style-name="P9"><text:span text:style-name="T7">Programming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10" svg:width="1.643cm" svg:height="0.927cm" svg:x="9.075cm" svg:y="6.793cm"><text:p text:style-name="P9"><text:span text:style-name="T8">Englis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10" svg:width="1.156cm" svg:height="0.927cm" svg:x="11.668cm" svg:y="6.793cm"><text:p text:style-name="P9"><text:span text:style-name="T8">201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10" svg:width="2.754cm" svg:height="0.927cm" svg:x="13.578cm" svg:y="6.757cm"><text:p text:style-name="P9"><text:span text:style-name="T8">978-144939902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7" draw:text-style-name="P7" svg:width="0.324cm" svg:height="0.278cm" svg:x="1.91cm" svg:y="1.595cm"><text:p text:style-name="P9"/><draw:enhanced-geometry draw:mirror-horizontal="false" draw:mirror-vertical="false" drawooo:sub-view-size="2 2" draw:text-areas="?f2 ?f3 ?f0 ?f4" svg:viewBox="0 0 0 0" draw:type="ooxml-flowChartExtract" draw:enhanced-path="M 0 2 L 1 0 2 2 Z N"><draw:equation draw:name="f0" draw:formula="logwidth*3/4"/><draw:equation draw:name="f1" draw:formula="logwidth/2"/><draw:equation draw:name="f2" draw:formula="logwidth/4"/><draw:equation draw:name="f3" draw:formula="logheight/2"/><draw:equation draw:name="f4" draw:formula="logheight"/></draw:enhanced-geometry></draw:custom-shape><draw:custom-shape draw:style-name="gr28" draw:text-style-name="P16" svg:width="0.324cm" svg:height="0.278cm" svg:x="1.91cm" svg:y="1.946cm"><text:p text:style-name="P9"/><draw:enhanced-geometry draw:mirror-horizontal="false" draw:mirror-vertical="false" drawooo:sub-view-size="2 2" draw:text-areas="?f2 0 ?f0 ?f3" svg:viewBox="0 0 0 0" draw:type="ooxml-flowChartMerge" draw:enhanced-path="M 0 0 L 2 0 1 2 Z N"><draw:equation draw:name="f0" draw:formula="logwidth*3/4"/><draw:equation draw:name="f1" draw:formula="logwidth/2"/><draw:equation draw:name="f2" draw:formula="logwidth/4"/><draw:equation draw:name="f3" draw:formula="logheight/2"/><draw:equation draw:name="f4" draw:formula="logheight"/></draw:enhanced-geometry></draw:custom-shape><draw:custom-shape draw:style-name="gr29" draw:text-style-name="P7" svg:width="0.324cm" svg:height="0.373cm" svg:x="10.178cm" svg:y="5.544cm"><text:p/><draw:enhanced-geometry draw:mirror-horizontal="false" draw:mirror-vertical="false" drawooo:sub-view-size="7239 6096" svg:viewBox="0 0 133342 153253" draw:type="ooxml-non-primitive" draw:enhanced-path="M 2667 6096 L 0 0 7239 2286 Z N"/></draw:custom-shape><draw:custom-shape draw:style-name="gr30" draw:text-style-name="P8" svg:width="0.138cm" svg:height="0.161cm" svg:x="10.439cm" svg:y="5.824cm"><text:p/><draw:enhanced-geometry draw:mirror-horizontal="false" draw:mirror-vertical="false" svg:viewBox="0 0 21600 21600" draw:type="mso-spt32" draw:enhanced-path="M 0 0 L 21600 21600 N"/></draw:custom-shape><draw:custom-shape draw:style-name="gr31" draw:text-style-name="P17" svg:width="2.754cm" svg:height="3.315cm" svg:x="10.642cm" svg:y="6.008cm"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2" draw:text-style-name="P8" svg:width="2.708cm" svg:height="3.292cm" svg:x="10.687cm" svg:y="6.031cm"><text:p/><draw:enhanced-geometry draw:mirror-horizontal="false" draw:mirror-vertical="false" svg:viewBox="0 0 21600 21600" draw:type="mso-spt32" draw:enhanced-path="M 0 0 L 21600 21600 N"/></draw:custom-shape><draw:custom-shape draw:style-name="gr33" draw:text-style-name="P8" svg:width="2.685cm" svg:height="3.223cm" svg:x="10.687cm" svg:y="6.1cm"><text:p/><draw:enhanced-geometry draw:mirror-horizontal="true" draw:mirror-vertical="false" svg:viewBox="0 0 21600 21600" draw:type="mso-spt32" draw:enhanced-path="M 0 0 L 21600 21600 N"/></draw:custom-shape><draw:custom-shape draw:style-name="gr34" draw:text-style-name="P12" svg:width="1.968cm" svg:height="0.927cm" svg:x="11.164cm" svg:y="7.213cm"><text:p text:style-name="P9"><text:span text:style-name="T5">IMAG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5" draw:text-style-name="P7" svg:width="1.156cm" svg:height="1.193cm" svg:x="15.355cm" svg:y="0cm"><text:p text:style-name="P9"/>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<draw:equation draw:name="f0" draw:formula="if(0-$0 ,0,if(73490-$0 ,$0 ,73490))"/><draw:equation draw:name="f1" draw:formula="logwidth*73490/200000"/><draw:equation draw:name="f2" draw:formula="logheight*73490/200000"/><draw:equation draw:name="f3" draw:formula="min(logwidth,logheight)"/><draw:equation draw:name="f4" draw:formula="?f3 *?f0 /200000"/><draw:equation draw:name="f5" draw:formula="logwidth/2"/><draw:equation draw:name="f6" draw:formula="?f5 +0-?f1 "/><draw:equation draw:name="f7" draw:formula="?f5 +0-?f4 "/><draw:equation draw:name="f8" draw:formula="?f5 +?f4 -0"/><draw:equation draw:name="f9" draw:formula="?f5 +?f1 -0"/><draw:equation draw:name="f10" draw:formula="logheight/2"/><draw:equation draw:name="f11" draw:formula="?f10 +0-?f2 "/><draw:equation draw:name="f12" draw:formula="?f10 +0-?f4 "/><draw:equation draw:name="f13" draw:formula="?f10 +?f4 -0"/><draw:equation draw:name="f14" draw:formula="?f10 +?f2 -0"/><draw:handle draw:handle-position="0 ?f12" draw:handle-range-y-maximum="73490" draw:handle-range-y-minimum="0"/></draw:enhanced-geometry></draw:custom-shape><draw:custom-shape draw:style-name="gr36" draw:text-style-name="P8" svg:width="0.278cm" svg:height="0.532cm" svg:x="2.81cm" svg:y="4.971cm"><text:p/><draw:enhanced-geometry draw:mirror-horizontal="true" draw:mirror-vertical="false" svg:viewBox="0 0 21600 21600" draw:type="mso-spt32" draw:enhanced-path="M 0 0 L 21600 21600 N"/></draw:custom-shape><draw:custom-shape draw:style-name="gr30" draw:text-style-name="P8" svg:width="0.278cm" svg:height="0.373cm" svg:x="7.491cm" svg:y="9.19cm"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list xml:id="list8264268690632065915" text:style-name="WWNum2">
        <text:list-item>
          <text:p text:style-name="P5"><text:soft-page-break/>‘Create’ mode should only cover creating of book records, while other data (e.g. authors, languages and genres) should be added manually in database. ISBN number validation must be implemented, only ISBN-13 standard must be allowed.</text:p>
        </text:list-item>
        <text:list-item>
          <text:p text:style-name="P5">User must be able to edit book record by clicking on the pen image near the title either in list or detail view.</text:p>
        </text:list-item>
        <text:list-item>
          <text:p text:style-name="P5">There is no restriction for layout of frontend, you can use any javascript framework for this, but it must work in all major browsers (also in IE7). Check HTML validation.</text:p>
        </text:list-item>
      </text:list>
      <text:p text:style-name="P1"/>
      <text:p text:style-name="P1"><text:span text:style-name="T4">Deadline is 5 days after receiv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4" svg:font-family="Arial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draw:marker draw:name="msArrowDiamondEnd_20_9" draw:display-name="msArrowDiamondEnd 9" svg:viewBox="0 0 500 500" svg:d="M250 0l250 250-250 250-250-250z"/>
    <draw:marker draw:name="msArrowOvalEnd_20_9" draw:display-name="msArrowOvalEnd 9" svg:viewBox="0 0 500 500" svg:d="M250 0l125 35 90 90 35 125-35 125-90 90-125 35-125-35-90-90-35-125 35-125 90-9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uk" fo:country="none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uk" fo:country="none" fo:font-style="normal" style:text-underline-style="none" fo:font-weight="normal" style:letter-kerning="true" fo:background-color="#ffffff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15" meta:word-count="185" meta:character-count="1074" meta:non-whitespace-character-count="908"/>
    <meta:generator>LibreOffice/5.0.3.2$Windows_x86 LibreOffice_project/e5f16313668ac592c1bfb310f4390624e3dbfb75</meta:generator>
  </office:meta>
</office:document-meta>
</file>